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200000295C3D88B390D46BF9F.png" manifest:media-type="image/png"/>
  <manifest:file-entry manifest:full-path="Pictures/1000000100000702000002952F3BA5188C4CBFE9.png" manifest:media-type="image/png"/>
  <manifest:file-entry manifest:full-path="Pictures/10000001000007020000029535977F077C6703EE.png" manifest:media-type="image/png"/>
  <manifest:file-entry manifest:full-path="Pictures/10000001000007020000029565A8906756EFAD20.png" manifest:media-type="image/png"/>
  <manifest:file-entry manifest:full-path="Pictures/10000001000007020000029533ACAEE0DD12DFD0.png" manifest:media-type="image/png"/>
  <manifest:file-entry manifest:full-path="Pictures/100000010000070200000295ED74BBB1CDE13D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7.7126in" svg:height="2.8417in" draw:z-index="0"><draw:image xlink:href="Pictures/100000010000070200000295ED74BBB1CDE13D07.png" xlink:type="simple" xlink:show="embed" xlink:actuate="onLoad" draw:mime-type="image/png"/></draw:frame><draw:frame draw:style-name="fr1" draw:name="Image2" text:anchor-type="char" svg:x="-0.5217in" svg:y="4.8043in" svg:width="7.9327in" svg:height="2.9228in" draw:z-index="1"><draw:image xlink:href="Pictures/10000001000007020000029533ACAEE0DD12DFD0.png" xlink:type="simple" xlink:show="embed" xlink:actuate="onLoad" draw:mime-type="image/png"/></draw:frame></text:p>
      <text:p text:style-name="P1"><draw:frame draw:style-name="fr2" draw:name="Image3" text:anchor-type="char" svg:width="7.7126in" svg:height="2.8417in" draw:z-index="2"><draw:image xlink:href="Pictures/10000001000007020000029565A8906756EFAD20.png" xlink:type="simple" xlink:show="embed" xlink:actuate="onLoad" draw:mime-type="image/png"/></draw:frame><draw:frame draw:style-name="fr1" draw:name="Image4" text:anchor-type="char" svg:x="-0.2783in" svg:y="4.9189in" svg:width="7.6083in" svg:height="2.8028in" draw:z-index="3"><draw:image xlink:href="Pictures/10000001000007020000029535977F077C6703EE.png" xlink:type="simple" xlink:show="embed" xlink:actuate="onLoad" draw:mime-type="image/png"/></draw:frame></text:p>
      <text:p text:style-name="P1"><draw:frame draw:style-name="fr2" draw:name="Image5" text:anchor-type="char" svg:width="7.7126in" svg:height="2.8417in" draw:z-index="4"><draw:image xlink:href="Pictures/1000000100000702000002952F3BA5188C4CBFE9.png" xlink:type="simple" xlink:show="embed" xlink:actuate="onLoad" draw:mime-type="image/png"/></draw:frame><draw:frame draw:style-name="fr1" draw:name="Image6" text:anchor-type="char" svg:x="-0.452in" svg:y="4.5484in" svg:width="7.8165in" svg:height="2.8799in" draw:z-index="5"><draw:image xlink:href="Pictures/100000010000070200000295C3D88B390D46BF9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3:59:12.307831348</meta:creation-date>
    <dc:date>2023-01-23T00:02:03.995125302</dc:date>
    <meta:editing-duration>PT2M52S</meta:editing-duration>
    <meta:editing-cycles>1</meta:editing-cycles>
    <meta:document-statistic meta:table-count="0" meta:image-count="6" meta:object-count="0" meta:page-count="4" meta:paragraph-count="0" meta:word-count="0" meta:character-count="0" meta:non-whitespace-character-count="0"/>
    <meta:generator>LibreOffice/7.3.5.2$Linux_X86_64 LibreOffice_project/30$Build-2</meta:generator>
  </office:meta>
</office:document-meta>
</file>